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2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5-11-30T13:27:20.019986532</dc:date>
    <meta:editing-cycles>33</meta:editing-cycles>
    <meta:editing-duration>PT1H24M11S</meta:editing-duration>
    <meta:print-date>2025-11-30T13:27:17.580187721</meta:print-date>
    <meta:printed-by>PDFファイル</meta:printed-by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